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c9e1" officeooo:paragraph-rsid="0003c9e1"/>
    </style:style>
    <style:style style:name="P2" style:family="paragraph" style:parent-style-name="Standard">
      <style:text-properties officeooo:rsid="000472af" officeooo:paragraph-rsid="000472af"/>
    </style:style>
    <style:style style:name="P3" style:family="paragraph" style:parent-style-name="Standard">
      <style:text-properties style:text-underline-style="none" officeooo:rsid="0004e445" officeooo:paragraph-rsid="0004e445"/>
    </style:style>
    <style:style style:name="P4" style:family="paragraph" style:parent-style-name="Standard">
      <style:text-properties officeooo:rsid="0006e2c5" officeooo:paragraph-rsid="0006e2c5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472af"/>
    </style:style>
    <style:style style:name="T4" style:family="text">
      <style:text-properties style:text-underline-style="none" officeooo:rsid="0004e44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polyline text:anchor-type="paragraph" draw:z-index="0" draw:name="Forma1" draw:style-name="gr1" draw:text-style-name="P5" svg:width="1.244cm" svg:height="2.892cm" draw:transform="rotate (3.10459167344751) translate (0.68085947324604cm 3.21737757858158cm)" svg:viewBox="0 0 1245 2893" draw:points="0,0 1098,0 1245,2880 901,2893"><text:p/></draw:polyline><draw:polyline text:anchor-type="paragraph" draw:z-index="1" draw:name="Forma2" draw:style-name="gr1" draw:text-style-name="P5" svg:width="1.549cm" svg:height="4.984cm" draw:transform="rotate (-3.1073842002507) translate (0.694972222222221cm 5.13468055555555cm)" svg:viewBox="0 0 1550 4985" draw:points="0,0 1550,0 1432,4985 491,4980"><text:p/></draw:polyline>Persona</text:p>
      <text:p text:style-name="P1">( <text:span text:style-name="T1">Cod</text:span><text:span text:style-name="T2">, nombre, dni, domicilio, nacionalidad )</text:span></text:p>
      <text:p text:style-name="P1"><text:span text:style-name="T2"><text:s text:c="5"/>PK</text:span></text:p>
      <text:p text:style-name="P1"><text:span text:style-name="T2"/></text:p>
      <text:p text:style-name="P1"><draw:polyline text:anchor-type="paragraph" draw:z-index="2" draw:name="Forma3" draw:style-name="gr1" draw:text-style-name="P5" svg:width="11.244cm" svg:height="3.544cm" draw:transform="rotate (-1.5707963267949) translate (2.2683611111111cm 0.158749999999996cm)" svg:viewBox="0 0 11245 3545" draw:points="11098,0 11245,0 11245,3055 0,3545 92,2394"><text:p/></draw:polyline><text:span text:style-name="T2">Deportista</text:span></text:p>
      <text:p text:style-name="P1"><text:span text:style-name="T2">( </text:span><text:span text:style-name="T1">CodPersona </text:span><text:span text:style-name="T2">)</text:span></text:p>
      <text:p text:style-name="P1"><text:span text:style-name="T2"><text:s text:c="7"/>PK FK</text:span></text:p>
      <text:p text:style-name="P1"><text:span text:style-name="T2"/></text:p>
      <text:p text:style-name="P3"><draw:polyline text:anchor-type="paragraph" draw:z-index="5" draw:name="Forma6" draw:style-name="gr1" draw:text-style-name="P5" svg:width="8.645cm" svg:height="0.989cm" draw:transform="rotate (-0.0232128790515246) translate (1.37307629519155cm 0.049452358947215cm)" svg:viewBox="0 0 8646 990" draw:points="6370,990 8646,990 8585,0 0,185"><text:p/></draw:polyline>Arbitro</text:p>
      <text:p text:style-name="P1"><text:span text:style-name="T2">( </text:span><text:span text:style-name="T1">CodPers</text:span><text:span text:style-name="T2">, asociación, </text:span><text:span text:style-name="T4">CodDiciplina, CodPersona</text:span><text:span text:style-name="T2">)</text:span></text:p>
      <text:p text:style-name="P1"><draw:polyline text:anchor-type="paragraph" draw:z-index="3" draw:name="Forma4" draw:style-name="gr1" draw:text-style-name="P5" svg:width="8.837cm" svg:height="5.157cm" draw:transform="rotate (0.0328121899374934) translate (1.70410452746443cm 0.358558305719438cm)" svg:viewBox="0 0 8838 5158" draw:points="3994,0 8838,0 8695,5158 104,4796 89,4822 0,4726"><text:p/></draw:polyline><text:span text:style-name="T2"><text:s text:c="7"/>PK FK <text:s text:c="29"/></text:span><text:span text:style-name="T4">FK <text:s text:c="11"/>FK</text:span></text:p>
      <text:p text:style-name="P1"><text:span text:style-name="T2"/></text:p>
      <text:p text:style-name="P1"><text:span text:style-name="T2">Evento</text:span></text:p>
      <text:p text:style-name="P1"><text:span text:style-name="T2">( </text:span><text:span text:style-name="T1">CodE</text:span><text:span text:style-name="T2">, nombreE, fechaE, </text:span><text:span text:style-name="T4">CodSede</text:span><text:span text:style-name="T2"> )</text:span></text:p>
      <text:p text:style-name="P1"><draw:polyline text:anchor-type="paragraph" draw:z-index="4" draw:name="Forma5" draw:style-name="gr1" draw:text-style-name="P5" svg:width="9.092cm" svg:height="1.163cm" draw:transform="rotate (0.0200712863979348) translate (0.784817395275253cm 0.380052071375149cm)" svg:viewBox="0 0 9093 1164" draw:points="5150,0 9093,0 9056,1164 131,866 0,797"><text:p/></draw:polyline><text:span text:style-name="T2"><text:s text:c="3"/>PK <text:s text:c="40"/></text:span><text:span text:style-name="T4">FK</text:span></text:p>
      <text:p text:style-name="P1"><text:span text:style-name="T2"/></text:p>
      <text:p text:style-name="P1"><text:span text:style-name="T2">Sede</text:span></text:p>
      <text:p text:style-name="P1"><text:span text:style-name="T2">( </text:span><text:span text:style-name="T1">CodS</text:span><text:span text:style-name="T2">. NombreS, ubicaciónS )</text:span></text:p>
      <text:p text:style-name="P1"><text:span text:style-name="T2"><text:s text:c="4"/>PK</text:span></text:p>
      <text:p text:style-name="P1"><text:span text:style-name="T2"/></text:p>
      <text:p text:style-name="P1"><text:span text:style-name="T2">Diciplina<text:tab/></text:span></text:p>
      <text:p text:style-name="P1"><text:span text:style-name="T2">( </text:span><text:span text:style-name="T1">CodD</text:span><text:span text:style-name="T2">, nombreD )</text:span></text:p>
      <text:p text:style-name="P1"><text:span text:style-name="T2"><text:s text:c="6"/></text:span><text:span text:style-name="T3">pk</text:span></text:p>
      <text:p text:style-name="P1"><text:span text:style-name="T3"/></text:p>
      <text:p text:style-name="P2"><text:span text:style-name="T2">Entrenador</text:span></text:p>
      <text:p text:style-name="P2"><text:span text:style-name="T2">( </text:span><text:span text:style-name="T1">CodE,</text:span><text:span text:style-name="T2"> </text:span><text:span text:style-name="T1">CodDep,</text:span><text:span text:style-name="T2"> nombre )</text:span></text:p>
      <text:p text:style-name="P2"><text:span text:style-name="T2"><text:s text:c="6"/>pk <text:s text:c="9"/>fk</text:span></text:p>
      <text:p text:style-name="P2"><text:span text:style-name="T2"/></text:p>
      <text:p text:style-name="P4"><text:span text:style-name="T2">Practica</text:span></text:p>
      <text:p text:style-name="P4"><text:span text:style-name="T2">( </text:span><text:span text:style-name="T1">CodDeportista, CodDiciplina</text:span><text:span text:style-name="T2"> )</text:span></text:p>
      <text:p text:style-name="P4"><text:span text:style-name="T2"><text:s text:c="16"/>fk <text:s text:c="6"/>PK <text:s text:c="7"/>fk</text:span></text:p>
      <text:p text:style-name="P4"><text:span text:style-name="T2"/></text:p>
      <text:p text:style-name="P4"><text:span text:style-name="T2">Dirige</text:span></text:p>
      <text:p text:style-name="P4"><text:span text:style-name="T2">( </text:span><text:span text:style-name="T1">CodArbitro, CodEvento</text:span><text:span text:style-name="T2">, Funcion )</text:span></text:p>
      <text:p text:style-name="P4"><text:span text:style-name="T2"><text:s text:c="9"/>fk <text:s text:c="6"/>PK <text:s text:c="6"/>fk</text:span></text:p>
      <text:p text:style-name="P4"><text:span text:style-name="T2"/></text:p>
      <text:p text:style-name="P4"><text:span text:style-name="T2">Participa</text:span></text:p>
      <text:p text:style-name="P4"><text:span text:style-name="T2">( </text:span><text:span text:style-name="T1">CodDeportista, CodEvento</text:span><text:span text:style-name="T2">, fecha )</text:span></text:p>
      <text:p text:style-name="P4"><text:span text:style-name="T2"><text:s text:c="10"/>fk <text:s text:c="10"/>PK <text:s text:c="8"/>fk</text:span></text:p>
      <text:p text:style-name="P4"><text:span text:style-name="T2"/></text:p>
      <text:p text:style-name="P4"><text:span text:style-name="T2">Tel</text:span></text:p>
      <text:p text:style-name="P4"><text:span text:style-name="T2">( </text:span><text:span text:style-name="T1">CodPerso, Telef</text:span><text:span text:style-name="T2"> )</text:span></text:p>
      <text:p text:style-name="P4"><text:span text:style-name="T2"><text:s text:c="9"/>fk <text:s text:c="4"/>PK<text:tab/></text:span></text:p>
      <text:p text:style-name="P2"><text:span text:style-name="T2"/></text:p>
      <text:p text:style-name="P2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20:34:00.326000000</meta:creation-date>
    <dc:date>2022-11-10T01:51:02.685000000</dc:date>
    <meta:editing-duration>PT1H3M44S</meta:editing-duration>
    <meta:editing-cycles>1</meta:editing-cycles>
    <meta:document-statistic meta:table-count="0" meta:image-count="0" meta:object-count="0" meta:page-count="1" meta:paragraph-count="33" meta:word-count="88" meta:character-count="690" meta:non-whitespace-character-count="415"/>
    <meta:generator>LibreOffice/7.1.4.2$Windows_X86_64 LibreOffice_project/a529a4fab45b75fefc5b6226684193eb000654f6</meta:generator>
  </office:meta>
</office:document-meta>
</file>